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officeooo:rsid="0012aa6b" officeooo:paragraph-rsid="0012aa6b" style:font-size-asian="24pt" style:font-size-complex="24pt"/>
    </style:style>
    <style:style style:name="P3" style:family="paragraph" style:parent-style-name="Standard">
      <style:text-properties fo:font-size="24pt" style:font-size-asian="24pt" style:font-size-complex="24pt"/>
    </style:style>
    <style:style style:name="P4" style:family="paragraph" style:parent-style-name="Standard">
      <style:text-properties fo:font-size="24pt" officeooo:rsid="00191204" officeooo:paragraph-rsid="00191204" style:font-size-asian="24pt" style:font-size-complex="24pt"/>
    </style:style>
    <style:style style:name="P5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text-properties fo:color="#cccccc" loext:opacity="100%" style:font-name="Droid Sans Mono" fo:font-size="10.5pt" fo:font-weight="normal" officeooo:rsid="00191204" officeooo:paragraph-rsid="00191204" fo:background-color="#1f1f1f" style:font-size-asian="24pt" style:font-size-complex="24pt"/>
    </style:style>
    <style:style style:name="T1" style:family="text">
      <style:text-properties officeooo:rsid="0012efac"/>
    </style:style>
    <style:style style:name="T2" style:family="text">
      <style:text-properties fo:color="#9cdcfe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dcdcaa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tnet add package Microsoft.VisualStudio.Web.CodeGeneration.Design -v 7.0.0</text:p>
      <text:p text:style-name="P2"/>
      <text:p text:style-name="P2">dotnet add package Microsoft.EntityFrameworkCore.Design -v 7.0.0</text:p>
      <text:p text:style-name="P2"/>
      <text:p text:style-name="P2">dotnet add package Microsoft.EntityFrameworkCore.SqlServer -v 7.0.0</text:p>
      <text:p text:style-name="P2"/>
      <text:p text:style-name="P2">// <text:span text:style-name="T1">configuration to read connection string</text:span></text:p>
      <text:p text:style-name="P2">dotnet add package Microsoft.Extensions.Configuration.Json -v 7.0.0</text:p>
      <text:p text:style-name="P2"/>
      <text:p text:style-name="P2">Install code generator</text:p>
      <text:p text:style-name="P2">dotnet tool install -g dotnet-aspnet-codegenerator</text:p>
      <text:p text:style-name="P2"/>
      <text:p text:style-name="P2">Migration</text:p>
      <text:p text:style-name="P1">dotnet-aspnet-codegenerator controller -name PuzzlesController -async -api -m Puzzle -dc PuzzleContext -outDir Controllers</text:p>
      <text:p text:style-name="P1"/>
      <text:p text:style-name="P1"/>
      <text:p text:style-name="P1">dotnet ef migrations add CreateDatabase</text:p>
      <text:p text:style-name="P1"/>
      <text:p text:style-name="P1"><text:soft-page-break/>dotnet ef database update</text:p>
      <text:p text:style-name="P1"/>
      <text:p text:style-name="P1"/>
      <text:p text:style-name="P1"/>
      <text:p text:style-name="P4">Authentication:</text:p>
      <text:p text:style-name="P4">dotnet add package Microsoft.AspNetCore.Authentication.JwtBearer</text:p>
      <text:p text:style-name="P4"/>
      <text:p text:style-name="P6"><text:span text:style-name="T2">app</text:span><text:span text:style-name="T3">.</text:span><text:span text:style-name="T4">UseAuthentication</text:span>();</text:p>
      <text:p text:style-name="P5"><text:span text:style-name="T2">app</text:span><text:span text:style-name="T3">.</text:span><text:span text:style-name="T4">UseAuthorization</text:span>();</text:p>
      <text:p text:style-name="P5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3:21:26.215903994</meta:creation-date>
    <dc:date>2023-06-23T13:25:34.673746661</dc:date>
    <meta:editing-duration>PT9H11M29S</meta:editing-duration>
    <meta:editing-cycles>4</meta:editing-cycles>
    <meta:generator>LibreOffice/7.5.3.2$Linux_X86_64 LibreOffice_project/50$Build-2</meta:generator>
    <meta:document-statistic meta:table-count="0" meta:image-count="0" meta:object-count="0" meta:page-count="2" meta:paragraph-count="15" meta:word-count="67" meta:character-count="709" meta:non-whitespace-character-count="657"/>
  </office:meta>
</office:document-meta>
</file>